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13cm"/>
    </style:style>
    <style:style style:name="co3" style:family="table-column">
      <style:table-column-properties fo:break-before="auto" style:column-width="2.925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4.948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4.217cm"/>
    </style:style>
    <style:style style:name="co10" style:family="table-column">
      <style:table-column-properties fo:break-before="auto" style:column-width="3.9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</office:automatic-styles>
  <office:body>
    <office:spreadsheet>
      <table:table table:name="Rohdaten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Messbeschreibung</text:p>
          </table:table-cell>
          <table:table-cell office:value-type="string">
            <text:p>Sift::Detect</text:p>
          </table:table-cell>
          <table:table-cell office:value-type="string">
            <text:p>process_octave</text:p>
          </table:table-cell>
          <table:table-cell office:value-type="string">
            <text:p>process_f_octave</text:p>
          </table:table-cell>
          <table:table-cell office:value-type="string">
            <text:p>process_n_octave</text:p>
          </table:table-cell>
          <table:table-cell office:value-type="string">
            <text:p>conversion</text:p>
          </table:table-cell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5">
            <text:p>1.) Fixed-Point Filterung am ARM</text:p>
          </table:table-cell>
          <table:table-cell table:style-name="ce2" office:value-type="float" office:value="5881.652832">
            <text:p>5881,652832</text:p>
          </table:table-cell>
          <table:table-cell table:style-name="ce2" office:value-type="float" office:value="4521.72998">
            <text:p>4521,72998</text:p>
          </table:table-cell>
          <table:table-cell table:style-name="ce2" office:value-type="float" office:value="3449.981934">
            <text:p>3449,981934</text:p>
          </table:table-cell>
          <table:table-cell table:style-name="ce2" office:value-type="float" office:value="1071.718018">
            <text:p>1071,718018</text:p>
          </table:table-cell>
          <table:table-cell table:style-name="ce2" office:value-type="float" office:value="202.606995">
            <text:p>202,606995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6071.105957">
            <text:p>6071,105957</text:p>
          </table:table-cell>
          <table:table-cell table:style-name="ce2" office:value-type="float" office:value="4514.222168">
            <text:p>4514,222168</text:p>
          </table:table-cell>
          <table:table-cell table:style-name="ce2" office:value-type="float" office:value="3410.430908">
            <text:p>3410,430908</text:p>
          </table:table-cell>
          <table:table-cell table:style-name="ce2" office:value-type="float" office:value="1103.76001">
            <text:p>1103,76001</text:p>
          </table:table-cell>
          <table:table-cell table:style-name="ce2" office:value-type="float" office:value="202.727005">
            <text:p>202,727005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5913.90918">
            <text:p>5913,90918</text:p>
          </table:table-cell>
          <table:table-cell table:style-name="ce2" office:value-type="float" office:value="4517.424805">
            <text:p>4517,424805</text:p>
          </table:table-cell>
          <table:table-cell table:style-name="ce2" office:value-type="float" office:value="3440.001953">
            <text:p>3440,001953</text:p>
          </table:table-cell>
          <table:table-cell table:style-name="ce2" office:value-type="float" office:value="1077.331055">
            <text:p>1077,331055</text:p>
          </table:table-cell>
          <table:table-cell table:style-name="ce2" office:value-type="float" office:value="212.738007">
            <text:p>212,738007</text:p>
          </table:table-cell>
        </table:table-row>
        <table:table-row table:style-name="ro2">
          <table:table-cell office:value-type="string">
            <text:p>Messung 4</text:p>
          </table:table-cell>
          <table:covered-table-cell/>
          <table:table-cell table:style-name="ce2" office:value-type="float" office:value="5857.849121">
            <text:p>5857,849121</text:p>
          </table:table-cell>
          <table:table-cell table:style-name="ce2" office:value-type="float" office:value="4497.770996">
            <text:p>4497,770996</text:p>
          </table:table-cell>
          <table:table-cell table:style-name="ce2" office:value-type="float" office:value="3409.851074">
            <text:p>3409,851074</text:p>
          </table:table-cell>
          <table:table-cell table:style-name="ce2" office:value-type="float" office:value="1087.828979">
            <text:p>1087,828979</text:p>
          </table:table-cell>
          <table:table-cell table:style-name="ce2" office:value-type="float" office:value="198.487">
            <text:p>198,487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2:.C5])" office:value-type="float" office:value="5931.1292725">
            <text:p>5931,1292725</text:p>
          </table:table-cell>
          <table:table-cell table:style-name="ce3" table:formula="of:=AVERAGE([.D2:.D5])" office:value-type="float" office:value="4512.78698725">
            <text:p>4512,78698725</text:p>
          </table:table-cell>
          <table:table-cell table:style-name="ce3" table:formula="of:=AVERAGE([.E2:.E5])" office:value-type="float" office:value="3427.56646725">
            <text:p>3427,56646725</text:p>
          </table:table-cell>
          <table:table-cell table:style-name="ce3" table:formula="of:=AVERAGE([.F2:.F5])" office:value-type="float" office:value="1085.1595155">
            <text:p>1085,1595155</text:p>
          </table:table-cell>
          <table:table-cell table:style-name="ce3" table:formula="of:=AVERAGE([.G2:.G5])" office:value-type="float" office:value="204.13975175">
            <text:p>204,1397517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4">
            <text:p>2.) Fixed-Point Filterung am ARM und 2x DSP_fir_gen (faltung) weggelassen</text:p>
          </table:table-cell>
          <table:table-cell table:style-name="ce2" office:value-type="float" office:value="1636.016968">
            <text:p>1636,016968</text:p>
          </table:table-cell>
          <table:table-cell table:style-name="ce2" office:value-type="float" office:value="858.369995">
            <text:p>858,369995</text:p>
          </table:table-cell>
          <table:table-cell table:style-name="ce2" office:value-type="float" office:value="614.653992">
            <text:p>614,653992</text:p>
          </table:table-cell>
          <table:table-cell table:style-name="ce2" office:value-type="float" office:value="243.684998">
            <text:p>243,684998</text:p>
          </table:table-cell>
          <table:table-cell table:style-name="ce2" office:value-type="float" office:value="168">
            <text:p>168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1636.628052">
            <text:p>1636,628052</text:p>
          </table:table-cell>
          <table:table-cell table:style-name="ce2" office:value-type="float" office:value="866.731018">
            <text:p>866,731018</text:p>
          </table:table-cell>
          <table:table-cell table:style-name="ce2" office:value-type="float" office:value="614.562988">
            <text:p>614,562988</text:p>
          </table:table-cell>
          <table:table-cell table:style-name="ce2" office:value-type="float" office:value="252.136993">
            <text:p>252,136993</text:p>
          </table:table-cell>
          <table:table-cell table:style-name="ce2" office:value-type="float" office:value="166.718002">
            <text:p>166,718002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1638.123047">
            <text:p>1638,123047</text:p>
          </table:table-cell>
          <table:table-cell table:style-name="ce2" office:value-type="float" office:value="867.859009">
            <text:p>867,859009</text:p>
          </table:table-cell>
          <table:table-cell table:style-name="ce2" office:value-type="float" office:value="613.77002">
            <text:p>613,77002</text:p>
          </table:table-cell>
          <table:table-cell table:style-name="ce2" office:value-type="float" office:value="254.059006">
            <text:p>254,059006</text:p>
          </table:table-cell>
          <table:table-cell table:style-name="ce2" office:value-type="float" office:value="168.886002">
            <text:p>168,886002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8:.C10])" office:value-type="float" office:value="1636.922689">
            <text:p>1636,922689</text:p>
          </table:table-cell>
          <table:table-cell table:style-name="ce3" table:formula="of:=AVERAGE([.D8:.D10])" office:value-type="float" office:value="864.320007333333">
            <text:p>864,3200073333</text:p>
          </table:table-cell>
          <table:table-cell table:style-name="ce3" table:formula="of:=AVERAGE([.E8:.E10])" office:value-type="float" office:value="614.329">
            <text:p>614,329</text:p>
          </table:table-cell>
          <table:table-cell table:style-name="ce3" table:formula="of:=AVERAGE([.F8:.F10])" office:value-type="float" office:value="249.960332333333">
            <text:p>249,9603323333</text:p>
          </table:table-cell>
          <table:table-cell table:style-name="ce3" table:formula="of:=AVERAGE([.G8:.G10])" office:value-type="float" office:value="167.868001333333">
            <text:p>167,868001333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4">
            <text:p>3.) Fixed-Point Filterung am ARM und 2x DSP_mat_transp Bild Transponieren weggelassen</text:p>
          </table:table-cell>
          <table:table-cell table:style-name="ce2" office:value-type="float" office:value="4848.969238">
            <text:p>4848,969238</text:p>
          </table:table-cell>
          <table:table-cell table:style-name="ce2" office:value-type="float" office:value="4068.389893">
            <text:p>4068,389893</text:p>
          </table:table-cell>
          <table:table-cell table:style-name="ce2" office:value-type="float" office:value="3048.125977">
            <text:p>3048,125977</text:p>
          </table:table-cell>
          <table:table-cell table:style-name="ce2" office:value-type="float" office:value="1020.203003">
            <text:p>1020,203003</text:p>
          </table:table-cell>
          <table:table-cell table:style-name="ce2" office:value-type="float" office:value="193.938995">
            <text:p>193,938995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4845.794922">
            <text:p>4845,794922</text:p>
          </table:table-cell>
          <table:table-cell table:style-name="ce2" office:value-type="float" office:value="4057.615967">
            <text:p>4057,615967</text:p>
          </table:table-cell>
          <table:table-cell table:style-name="ce2" office:value-type="float" office:value="3048.400879">
            <text:p>3048,400879</text:p>
          </table:table-cell>
          <table:table-cell table:style-name="ce2" office:value-type="float" office:value="1009.094971">
            <text:p>1009,094971</text:p>
          </table:table-cell>
          <table:table-cell table:style-name="ce2" office:value-type="float" office:value="195.283005">
            <text:p>195,283005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4826.141113">
            <text:p>4826,141113</text:p>
          </table:table-cell>
          <table:table-cell table:style-name="ce2" office:value-type="float" office:value="4047.729004">
            <text:p>4047,729004</text:p>
          </table:table-cell>
          <table:table-cell table:style-name="ce2" office:value-type="float" office:value="3046.447998">
            <text:p>3046,447998</text:p>
          </table:table-cell>
          <table:table-cell table:style-name="ce2" office:value-type="float" office:value="1001.250977">
            <text:p>1001,250977</text:p>
          </table:table-cell>
          <table:table-cell table:style-name="ce2" office:value-type="float" office:value="202.942993">
            <text:p>202,942993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13:.C15])" office:value-type="float" office:value="4840.30175766667">
            <text:p>4840,3017576667</text:p>
          </table:table-cell>
          <table:table-cell table:style-name="ce3" table:formula="of:=AVERAGE([.D13:.D15])" office:value-type="float" office:value="4057.91162133333">
            <text:p>4057,9116213333</text:p>
          </table:table-cell>
          <table:table-cell table:style-name="ce3" table:formula="of:=AVERAGE([.E13:.E15])" office:value-type="float" office:value="3047.65828466667">
            <text:p>3047,6582846667</text:p>
          </table:table-cell>
          <table:table-cell table:style-name="ce3" table:formula="of:=AVERAGE([.F13:.F15])" office:value-type="float" office:value="1010.18298366667">
            <text:p>1010,1829836667</text:p>
          </table:table-cell>
          <table:table-cell table:style-name="ce3" table:formula="of:=AVERAGE([.G13:.G15])" office:value-type="float" office:value="197.388331">
            <text:p>197,38833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4">
            <text:p>4.) Fixed-Point Filterung AM DSP</text:p>
          </table:table-cell>
          <table:table-cell table:style-name="ce2" office:value-type="float" office:value="2457.916016">
            <text:p>2457,916016</text:p>
          </table:table-cell>
          <table:table-cell table:style-name="ce2" office:value-type="float" office:value="1523.987061">
            <text:p>1523,987061</text:p>
          </table:table-cell>
          <table:table-cell table:style-name="ce2" office:value-type="float" office:value="1193.572998">
            <text:p>1193,572998</text:p>
          </table:table-cell>
          <table:table-cell table:style-name="ce2" office:value-type="float" office:value="330.321991">
            <text:p>330,321991</text:p>
          </table:table-cell>
          <table:table-cell table:style-name="ce2" office:value-type="float" office:value="194.854996">
            <text:p>194,854996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2508.544922">
            <text:p>2508,544922</text:p>
          </table:table-cell>
          <table:table-cell table:style-name="ce2" office:value-type="float" office:value="1586.761963">
            <text:p>1586,761963</text:p>
          </table:table-cell>
          <table:table-cell table:style-name="ce2" office:value-type="float" office:value="1197.692993">
            <text:p>1197,692993</text:p>
          </table:table-cell>
          <table:table-cell table:style-name="ce2" office:value-type="float" office:value="389.007996">
            <text:p>389,007996</text:p>
          </table:table-cell>
          <table:table-cell table:style-name="ce2" office:value-type="float" office:value="197.938004">
            <text:p>197,938004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2469.849121">
            <text:p>2469,849121</text:p>
          </table:table-cell>
          <table:table-cell table:style-name="ce2" office:value-type="float" office:value="1543.119995">
            <text:p>1543,119995</text:p>
          </table:table-cell>
          <table:table-cell table:style-name="ce2" office:value-type="float" office:value="1195.587036">
            <text:p>1195,587036</text:p>
          </table:table-cell>
          <table:table-cell table:style-name="ce2" office:value-type="float" office:value="347.502991">
            <text:p>347,502991</text:p>
          </table:table-cell>
          <table:table-cell table:style-name="ce2" office:value-type="float" office:value="203.610992">
            <text:p>203,610992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18:.C20])" office:value-type="float" office:value="2478.77001966667">
            <text:p>2478,7700196667</text:p>
          </table:table-cell>
          <table:table-cell table:style-name="ce3" table:formula="of:=AVERAGE([.D18:.D20])" office:value-type="float" office:value="1551.289673">
            <text:p>1551,289673</text:p>
          </table:table-cell>
          <table:table-cell table:style-name="ce3" table:formula="of:=AVERAGE([.E18:.E20])" office:value-type="float" office:value="1195.61767566667">
            <text:p>1195,6176756667</text:p>
          </table:table-cell>
          <table:table-cell table:style-name="ce3" table:formula="of:=AVERAGE([.F18:.F20])" office:value-type="float" office:value="355.610992666667">
            <text:p>355,6109926667</text:p>
          </table:table-cell>
          <table:table-cell table:style-name="ce3" table:formula="of:=AVERAGE([.G18:.G20])" office:value-type="float" office:value="198.801330666667">
            <text:p>198,801330666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4">
            <text:p>5.) Fixed-Point Filterung AM DSP und 2x DSP_fir_gen (faltung) weggelassen</text:p>
          </table:table-cell>
          <table:table-cell table:style-name="ce2" office:value-type="float" office:value="2048.279053">
            <text:p>2048,279053</text:p>
          </table:table-cell>
          <table:table-cell table:style-name="ce2" office:value-type="float" office:value="1271.362061">
            <text:p>1271,362061</text:p>
          </table:table-cell>
          <table:table-cell table:style-name="ce2" office:value-type="float" office:value="973.174988">
            <text:p>973,174988</text:p>
          </table:table-cell>
          <table:table-cell table:style-name="ce2" office:value-type="float" office:value="298.187012">
            <text:p>298,187012</text:p>
          </table:table-cell>
          <table:table-cell table:style-name="ce2" office:value-type="float" office:value="166.595001">
            <text:p>166,595001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2116.485107">
            <text:p>2116,485107</text:p>
          </table:table-cell>
          <table:table-cell table:style-name="ce2" office:value-type="float" office:value="1349.760986">
            <text:p>1349,760986</text:p>
          </table:table-cell>
          <table:table-cell table:style-name="ce2" office:value-type="float" office:value="992.065002">
            <text:p>992,065002</text:p>
          </table:table-cell>
          <table:table-cell table:style-name="ce2" office:value-type="float" office:value="357.63501">
            <text:p>357,63501</text:p>
          </table:table-cell>
          <table:table-cell table:style-name="ce2" office:value-type="float" office:value="166.350998">
            <text:p>166,350998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2084.532959">
            <text:p>2084,532959</text:p>
          </table:table-cell>
          <table:table-cell table:style-name="ce2" office:value-type="float" office:value="1308.10498">
            <text:p>1308,10498</text:p>
          </table:table-cell>
          <table:table-cell table:style-name="ce2" office:value-type="float" office:value="982.085999">
            <text:p>982,085999</text:p>
          </table:table-cell>
          <table:table-cell table:style-name="ce2" office:value-type="float" office:value="325.928009">
            <text:p>325,928009</text:p>
          </table:table-cell>
          <table:table-cell table:style-name="ce2" office:value-type="float" office:value="177.399002">
            <text:p>177,399002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23:.C25])" office:value-type="float" office:value="2083.09903966667">
            <text:p>2083,0990396667</text:p>
          </table:table-cell>
          <table:table-cell table:style-name="ce3" table:formula="of:=AVERAGE([.D23:.D25])" office:value-type="float" office:value="1309.74267566667">
            <text:p>1309,7426756667</text:p>
          </table:table-cell>
          <table:table-cell table:style-name="ce3" table:formula="of:=AVERAGE([.E23:.E25])" office:value-type="float" office:value="982.441996333333">
            <text:p>982,4419963333</text:p>
          </table:table-cell>
          <table:table-cell table:style-name="ce3" table:formula="of:=AVERAGE([.F23:.F25])" office:value-type="float" office:value="327.250010333333">
            <text:p>327,2500103333</text:p>
          </table:table-cell>
          <table:table-cell table:style-name="ce3" table:formula="of:=AVERAGE([.G23:.G25])" office:value-type="float" office:value="170.115000333333">
            <text:p>170,115000333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essung 1</text:p>
          </table:table-cell>
          <table:table-cell office:value-type="string" table:number-columns-spanned="1" table:number-rows-spanned="4">
            <text:p>6.) Fixed-Point Filterung AM DSP und 2x DSP_mat_transp Bild Transponieren weggelassen</text:p>
          </table:table-cell>
          <table:table-cell table:style-name="ce2" office:value-type="float" office:value="1666.656006">
            <text:p>1666,656006</text:p>
          </table:table-cell>
          <table:table-cell table:style-name="ce2" office:value-type="float" office:value="878.601013">
            <text:p>878,601013</text:p>
          </table:table-cell>
          <table:table-cell table:style-name="ce2" office:value-type="float" office:value="573.669006">
            <text:p>573,669006</text:p>
          </table:table-cell>
          <table:table-cell table:style-name="ce2" office:value-type="float" office:value="304.841003">
            <text:p>304,841003</text:p>
          </table:table-cell>
          <table:table-cell table:style-name="ce2" office:value-type="float" office:value="203.307999">
            <text:p>203,307999</text:p>
          </table:table-cell>
        </table:table-row>
        <table:table-row table:style-name="ro2">
          <table:table-cell office:value-type="string">
            <text:p>Messung 2</text:p>
          </table:table-cell>
          <table:covered-table-cell/>
          <table:table-cell table:style-name="ce2" office:value-type="float" office:value="1708.495972">
            <text:p>1708,495972</text:p>
          </table:table-cell>
          <table:table-cell table:style-name="ce2" office:value-type="float" office:value="932.343018">
            <text:p>932,343018</text:p>
          </table:table-cell>
          <table:table-cell table:style-name="ce2" office:value-type="float" office:value="605.622009">
            <text:p>605,622009</text:p>
          </table:table-cell>
          <table:table-cell table:style-name="ce2" office:value-type="float" office:value="326.628998">
            <text:p>326,628998</text:p>
          </table:table-cell>
          <table:table-cell table:style-name="ce2" office:value-type="float" office:value="194.761993">
            <text:p>194,761993</text:p>
          </table:table-cell>
        </table:table-row>
        <table:table-row table:style-name="ro2">
          <table:table-cell office:value-type="string">
            <text:p>Messung 3</text:p>
          </table:table-cell>
          <table:covered-table-cell/>
          <table:table-cell table:style-name="ce2" office:value-type="float" office:value="1640.07605">
            <text:p>1640,07605</text:p>
          </table:table-cell>
          <table:table-cell table:style-name="ce2" office:value-type="float" office:value="817.473022">
            <text:p>817,473022</text:p>
          </table:table-cell>
          <table:table-cell table:style-name="ce2" office:value-type="float" office:value="565.307983">
            <text:p>565,307983</text:p>
          </table:table-cell>
          <table:table-cell table:style-name="ce2" office:value-type="float" office:value="252.044006">
            <text:p>252,044006</text:p>
          </table:table-cell>
          <table:table-cell table:style-name="ce2" office:value-type="float" office:value="201.233002">
            <text:p>201,233002</text:p>
          </table:table-cell>
        </table:table-row>
        <table:table-row table:style-name="ro2">
          <table:table-cell office:value-type="string">
            <text:p>Mittelwert</text:p>
          </table:table-cell>
          <table:covered-table-cell/>
          <table:table-cell table:style-name="ce3" table:formula="of:=AVERAGE([.C28:.C30])" office:value-type="float" office:value="1671.742676">
            <text:p>1671,742676</text:p>
          </table:table-cell>
          <table:table-cell table:style-name="ce3" table:formula="of:=AVERAGE([.D28:.D30])" office:value-type="float" office:value="876.139017666667">
            <text:p>876,1390176667</text:p>
          </table:table-cell>
          <table:table-cell table:style-name="ce3" table:formula="of:=AVERAGE([.E28:.E30])" office:value-type="float" office:value="581.532999333333">
            <text:p>581,5329993333</text:p>
          </table:table-cell>
          <table:table-cell table:style-name="ce3" table:formula="of:=AVERAGE([.F28:.F30])" office:value-type="float" office:value="294.504669">
            <text:p>294,504669</text:p>
          </table:table-cell>
          <table:table-cell table:style-name="ce3" table:formula="of:=AVERAGE([.G28:.G30])" office:value-type="float" office:value="199.767664666667">
            <text:p>199,7676646667</text:p>
          </table:table-cell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swertung" table:style-name="ta1" table:print="false">
        <table:shapes>
          <draw:frame draw:z-index="0" draw:style-name="gr1" svg:width="16.315cm" svg:height="13.561cm" svg:x="17.991cm" svg:y="10.746cm">
            <draw:object draw:notify-on-update-of-ranges="Auswertung.B20:Auswertung.B20 Auswertung.B21:Auswertung.B22 Auswertung.C20:Auswertung.C20 Auswertung.C21:Auswertung.C22 Auswertung.D20:Auswertung.D20 Auswertung.D21:Auswertung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7.716cm" svg:height="13.588cm" svg:x="0.22cm" svg:y="10.665cm">
            <draw:object draw:notify-on-update-of-ranges="Rohdaten.B9:Auswertung.B13 Rohdaten.E9:Auswertung.E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2" table:number-rows-repeated="7">
          <table:table-cell table:number-columns-repeated="1024"/>
        </table:table-row>
        <table:table-row table:style-name="ro3">
          <table:table-cell table:style-name="ce4" office:value-type="string">
            <text:p>Architektur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process_octave</text:p>
          </table:table-cell>
          <table:table-cell table:style-name="ce4" office:value-type="string">
            <text:p>Fixed to float conversion (included in process_octave)</text:p>
          </table:table-cell>
          <table:table-cell table:style-name="ce4" office:value-type="string">
            <text:p>process_octave ohne conversion</text:p>
          </table:table-cell>
          <table:table-cell table:style-name="ce1" table:number-columns-repeated="1019"/>
        </table:table-row>
        <table:table-row table:style-name="ro1">
          <table:table-cell table:style-name="ce5" office:value-type="string" table:number-columns-spanned="1" table:number-rows-spanned="4">
            <text:p>ARM</text:p>
          </table:table-cell>
          <table:table-cell table:style-name="ce9" office:value-type="string">
            <text:p>Floating Point</text:p>
          </table:table-cell>
          <table:table-cell table:style-name="ce11" office:value-type="float" office:value="7418.486816">
            <text:p>7418,486816</text:p>
          </table:table-cell>
          <table:table-cell table:style-name="ce9" office:value-type="float" office:value="0">
            <text:p>0</text:p>
          </table:table-cell>
          <table:table-cell table:style-name="ce9" table:formula="of:=[.C9]" office:value-type="float" office:value="7418.486816">
            <text:p>7418,486816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10" office:value-type="string">
            <text:p>Fixed Point</text:p>
          </table:table-cell>
          <table:table-cell table:style-name="ce9" table:formula="of:=[Rohdaten.C6]" office:value-type="float" office:value="5931.1292725">
            <text:p>5931,1292725</text:p>
          </table:table-cell>
          <table:table-cell table:style-name="ce9" table:formula="of:=[Rohdaten.G6]" office:value-type="float" office:value="204.13975175">
            <text:p>204,13975175</text:p>
          </table:table-cell>
          <table:table-cell table:style-name="ce9" table:formula="of:=[.C10]-[.D10]" office:value-type="float" office:value="5726.98952075">
            <text:p>5726,98952075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10" office:value-type="string">
            <text:p>Fixed Point ohne DSP_fir_gen</text:p>
          </table:table-cell>
          <table:table-cell table:style-name="ce9" table:formula="of:=[Rohdaten.C11]" office:value-type="float" office:value="1636.922689">
            <text:p>1636,922689</text:p>
          </table:table-cell>
          <table:table-cell table:style-name="ce9" table:formula="of:=[Rohdaten.G11]" office:value-type="float" office:value="167.868001333333">
            <text:p>167,8680013333</text:p>
          </table:table-cell>
          <table:table-cell table:style-name="ce9" table:formula="of:=[.C11]-[.D11]" office:value-type="float" office:value="1469.05468766667">
            <text:p>1469,0546876667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10" office:value-type="string">
            <text:p>Fixed Point ohne DSP_mat_transp</text:p>
          </table:table-cell>
          <table:table-cell table:style-name="ce9" table:formula="of:=[Rohdaten.C16]" office:value-type="float" office:value="4840.30175766667">
            <text:p>4840,3017576667</text:p>
          </table:table-cell>
          <table:table-cell table:style-name="ce9" table:formula="of:=[Rohdaten.G16]" office:value-type="float" office:value="197.388331">
            <text:p>197,388331</text:p>
          </table:table-cell>
          <table:table-cell table:style-name="ce9" table:formula="of:=[.C12]-[.D12]" office:value-type="float" office:value="4642.91342666667">
            <text:p>4642,9134266667</text:p>
          </table:table-cell>
          <table:table-cell table:number-columns-repeated="1019"/>
        </table:table-row>
        <table:table-row table:style-name="ro1">
          <table:table-cell table:style-name="ce6" office:value-type="string" table:number-columns-spanned="1" table:number-rows-spanned="3">
            <text:p>DSP</text:p>
          </table:table-cell>
          <table:table-cell table:style-name="ce10" office:value-type="string">
            <text:p>Fixed Point</text:p>
          </table:table-cell>
          <table:table-cell table:style-name="ce9" table:formula="of:=[Rohdaten.C21]" office:value-type="float" office:value="2478.77001966667">
            <text:p>2478,7700196667</text:p>
          </table:table-cell>
          <table:table-cell table:style-name="ce9" table:formula="of:=[Rohdaten.G21]" office:value-type="float" office:value="198.801330666667">
            <text:p>198,8013306667</text:p>
          </table:table-cell>
          <table:table-cell table:style-name="ce9" table:formula="of:=[.C13]-[.D13]" office:value-type="float" office:value="2279.968689">
            <text:p>2279,968689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10" office:value-type="string">
            <text:p>Fixed Point ohne DSP_fir_gen</text:p>
          </table:table-cell>
          <table:table-cell table:style-name="ce9" table:formula="of:=[Rohdaten.C26]" office:value-type="float" office:value="2083.09903966667">
            <text:p>2083,0990396667</text:p>
          </table:table-cell>
          <table:table-cell table:style-name="ce9" table:formula="of:=[Rohdaten.G26]" office:value-type="float" office:value="170.115000333333">
            <text:p>170,1150003333</text:p>
          </table:table-cell>
          <table:table-cell table:style-name="ce9" table:formula="of:=[.C14]-[.D14]" office:value-type="float" office:value="1912.98403933333">
            <text:p>1912,9840393333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10" office:value-type="string">
            <text:p>Fixed Point ohne DSP_mat_transp</text:p>
          </table:table-cell>
          <table:table-cell table:style-name="ce9" table:formula="of:=[Rohdaten.C31]" office:value-type="float" office:value="1671.742676">
            <text:p>1671,742676</text:p>
          </table:table-cell>
          <table:table-cell table:style-name="ce9" table:formula="of:=[Rohdaten.G31]" office:value-type="float" office:value="199.767664666667">
            <text:p>199,7676646667</text:p>
          </table:table-cell>
          <table:table-cell table:style-name="ce9" table:formula="of:=[.C15]-[.D15]" office:value-type="float" office:value="1471.97501133333">
            <text:p>1471,9750113333</text:p>
          </table:table-cell>
          <table:table-cell table:number-columns-repeated="1019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1">
          <table:table-cell/>
          <table:table-cell/>
          <table:table-cell table:style-name="ce5" office:value-type="string">
            <text:p>ARM</text:p>
          </table:table-cell>
          <table:table-cell table:style-name="ce6" office:value-type="string">
            <text:p>DSP</text:p>
          </table:table-cell>
          <table:table-cell office:value-type="string">
            <text:p>Speedup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uer DSP_fir_gen insgesamt</text:p>
          </table:table-cell>
          <table:table-cell table:formula="of:=[.E10]-[.E11]" office:value-type="float" office:value="4257.93483308333">
            <text:p>4257,9348330833</text:p>
          </table:table-cell>
          <table:table-cell table:style-name="ce12" office:value-type="float" office:value="366.9846496667">
            <text:p>366,9846496667</text:p>
          </table:table-cell>
          <table:table-cell table:formula="of:=[.C21]/[.D21]" office:value-type="float" office:value="11.6024875616744">
            <text:p>11,602487561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uer DSP_mat_transp insgesamt</text:p>
          </table:table-cell>
          <table:table-cell table:style-name="ce12" table:formula="of:=[.E10]-[.E12]" office:value-type="float" office:value="1084.07609408333">
            <text:p>1084,0760940833</text:p>
          </table:table-cell>
          <table:table-cell table:style-name="ce12" table:formula="of:=[.E13]-[.E15]" office:value-type="float" office:value="807.993677666667">
            <text:p>807,9936776667</text:p>
          </table:table-cell>
          <table:table-cell table:formula="of:=[.C22]/[.D22]" office:value-type="float" office:value="1.34168883253386">
            <text:p>1,3416888325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 table:number-rows-repeated="8">
          <table:table-cell table:style-name="ce8"/>
          <table:table-cell table:number-columns-repeated="1023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uswertung.C9:Auswertung.E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5.10.2011</text:date>, <text:time>19:2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Ebner</meta:initial-creator>
    <meta:creation-date>2011-10-15T17:41:52</meta:creation-date>
    <dc:date>2011-10-15T19:23:00</dc:date>
    <dc:creator>Thomas Ebner</dc:creator>
    <meta:editing-duration>PT11M</meta:editing-duration>
    <meta:editing-cycles>2</meta:editing-cycles>
    <meta:generator>OpenOffice.org/3.3$Linux OpenOffice.org_project/330m20$Build-9567</meta:generator>
    <meta:document-statistic meta:table-count="3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3ff2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16cm" svg:height="13.562cm" xlink:href=".." xlink:type="simple" chart:class="chart:bar" chart:style-name="ch1">
        <chart:title svg:x="4.556cm" svg:y="0.407cm" chart:style-name="ch2">
          <text:p>Vergleich der Operationen im Detail</text:p>
        </chart:title>
        <chart:legend chart:legend-position="end" svg:x="14.74cm" svg:y="6.261cm" chart:style-name="ch3"/>
        <chart:plot-area chart:style-name="ch4" table:cell-range-address="Auswertung.B20:Auswertung.D22" chart:data-source-has-labels="both" svg:x="1.337cm" svg:y="1.728cm" svg:width="12.751cm" svg:height="11.14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9cm" svg:y="1.739cm" svg:width="11.759cm" svg:height="10.0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Auswertung.B21:Auswertung.B22"/>
          </chart:axis>
          <chart:axis chart:dimension="y" chart:name="primary-y" chart:style-name="ch6">
            <chart:title svg:x="0.451cm" svg:y="7.568cm" chart:style-name="ch7">
              <text:p>ms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Auswertung.C21:Auswertung.C22" chart:label-cell-address="Auswertung.C20:Auswertung.C20" chart:class="chart:bar">
            <chart:data-point chart:repeated="2"/>
          </chart:series>
          <chart:series chart:style-name="ch10" chart:values-cell-range-address="Auswertung.D21:Auswertung.D22" chart:label-cell-address="Auswertung.D20:Auswertung.D2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  <draw:g>
                  <svg:desc>Auswertung.C20:Auswertung.C20</svg:desc>
                </draw:g>
              </table:table-cell>
              <table:table-cell office:value-type="string">
                <text:p>DSP</text:p>
                <draw:g>
                  <svg:desc>Auswertung.D20:Auswertung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uer DSP_fir_gen insgesamt</text:p>
                <draw:g>
                  <svg:desc>Auswertung.B21:Auswertung.B22</svg:desc>
                </draw:g>
              </table:table-cell>
              <table:table-cell office:value-type="float" office:value="4257.93483308333">
                <text:p>4257.93483308333</text:p>
                <draw:g>
                  <svg:desc>Auswertung.C21:Auswertung.C22</svg:desc>
                </draw:g>
              </table:table-cell>
              <table:table-cell office:value-type="float" office:value="366.9846496667">
                <text:p>366.9846496667</text:p>
                <draw:g>
                  <svg:desc>Auswertung.D21:Auswertung.D22</svg:desc>
                </draw:g>
              </table:table-cell>
            </table:table-row>
            <table:table-row>
              <table:table-cell office:value-type="string">
                <text:p>Dauer DSP_mat_transp insgesamt</text:p>
              </table:table-cell>
              <table:table-cell office:value-type="float" office:value="1084.07609408333">
                <text:p>1084.07609408333</text:p>
              </table:table-cell>
              <table:table-cell office:value-type="float" office:value="807.993677666667">
                <text:p>807.993677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17cm" svg:height="13.589cm" xlink:href=".." xlink:type="simple" chart:class="chart:bar" chart:style-name="ch1">
        <chart:title svg:x="2.043cm" svg:y="0.434cm" chart:style-name="ch2">
          <text:p>Vergleich von verschiedenen process_octave implementierungen</text:p>
        </chart:title>
        <chart:legend chart:legend-position="end" svg:x="15.584cm" svg:y="6.499cm" chart:style-name="ch3"/>
        <chart:plot-area chart:style-name="ch4" table:cell-range-address="Auswertung.B9:Auswertung.B10 Auswertung.B13:Auswertung.B13 Auswertung.E9:Auswertung.E10 Auswertung.E13:Auswertung.E13" chart:data-source-has-labels="column" svg:x="0.804cm" svg:y="1.999cm" svg:width="14.073cm" svg:height="10.899cm">
          <chartooo:coordinate-region svg:x="1.796cm" svg:y="2.198cm" svg:width="13.081cm" svg:height="10.053cm"/>
          <chart:axis chart:dimension="x" chart:name="primary-x" chart:style-name="ch5">
            <chart:categories table:cell-range-address="Auswertung.B9:Auswertung.B10 Auswertung.B13:Auswertung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swertung.E9:Auswertung.E10 Auswertung.E13:Auswertung.E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 Spalte E</text:p>
              </table:table-cell>
            </table:table-row>
          </table:table-header-rows>
          <table:table-rows>
            <table:table-row>
              <table:table-cell office:value-type="string">
                <text:p>Floating Point</text:p>
                <draw:g>
                  <svg:desc>Auswertung.B9:Auswertung.B10 Auswertung.B13:Auswertung.B13</svg:desc>
                </draw:g>
              </table:table-cell>
              <table:table-cell office:value-type="float" office:value="7418.486816">
                <text:p>7418.486816</text:p>
                <draw:g>
                  <svg:desc>Auswertung.E9:Auswertung.E10 Auswertung.E13:Auswertung.E13</svg:desc>
                </draw:g>
              </table:table-cell>
            </table:table-row>
            <table:table-row>
              <table:table-cell office:value-type="string">
                <text:p>Fixed Point</text:p>
              </table:table-cell>
              <table:table-cell office:value-type="float" office:value="5726.98952075">
                <text:p>5726.98952075</text:p>
              </table:table-cell>
            </table:table-row>
            <table:table-row>
              <table:table-cell office:value-type="string">
                <text:p>Fixed Point</text:p>
              </table:table-cell>
              <table:table-cell office:value-type="float" office:value="2279.968689">
                <text:p>2279.968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